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 style:list-style-name="L7"/>
    <style:style style:name="P4" style:family="paragraph" style:parent-style-name="Standard" style:list-style-name="L8"/>
    <style:style style:name="P5" style:family="paragraph" style:parent-style-name="Standard">
      <style:text-properties officeooo:rsid="0015fb91" officeooo:paragraph-rsid="0015fb91"/>
    </style:style>
    <style:style style:name="P6" style:family="paragraph" style:parent-style-name="Standard">
      <style:text-properties officeooo:rsid="001725a6" officeooo:paragraph-rsid="001725a6"/>
    </style:style>
    <style:style style:name="P7" style:family="paragraph" style:parent-style-name="Standard" style:list-style-name="L10">
      <style:text-properties officeooo:rsid="001725a6" officeooo:paragraph-rsid="001725a6"/>
    </style:style>
    <style:style style:name="P8" style:family="paragraph" style:parent-style-name="Standard" style:list-style-name="L11"/>
    <style:style style:name="P9" style:family="paragraph" style:parent-style-name="Standard">
      <style:text-properties officeooo:paragraph-rsid="001725a6"/>
    </style:style>
    <style:style style:name="P10" style:family="paragraph" style:parent-style-name="Standard" style:list-style-name="L12"/>
    <style:style style:name="T1" style:family="text">
      <style:text-properties officeooo:rsid="0015fb91"/>
    </style:style>
    <style:style style:name="T2" style:family="text">
      <style:text-properties officeooo:rsid="001725a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) Comment établir les valeurs de poids, qui rendent compte des importances relatives ?</text:h>
      <text:p text:style-name="Standard"/>
      <text:p text:style-name="Standard">Les valeurs de poids servent à représenter la difficulté ou l’importance relative d’une fonction.</text:p>
      <text:p text:style-name="Standard">Pour les établir, <text:span text:style-name="T1">on utilise</text:span> le nombre de données <text:span text:style-name="T1">différentes présentes dans le code </text:span>(variables, fichiers, ….), la complexité des traitements, <text:span text:style-name="T1">s’il y a des </text:span>interaction<text:span text:style-name="T1">s</text:span> avec <text:span text:style-name="T1">des éléments extérieures (autres systèmes) et enfin le </text:span>niveau de risque <text:span text:style-name="T1">de cybersécurité ou risque de permance</text:span>.</text:p>
      <text:p text:style-name="Standard"/>
      <text:h text:style-name="Heading_20_1" text:outline-level="1">2) Sur quoi s’appuyer pour évaluer la complexité ?</text:h>
      <text:p text:style-name="Standard"/>
      <text:list text:style-name="L7">
        <text:list-item>
          <text:p text:style-name="P3">Le <text:span text:style-name="T1">nombre </text:span>d’informations à gérer</text:p>
        </text:list-item>
        <text:list-item>
          <text:p text:style-name="P3"><text:span text:style-name="T1">L</text:span>e nombre de modules,</text:p>
        </text:list-item>
        <text:list-item>
          <text:p text:style-name="P3"><text:span text:style-name="T1">L</text:span>a quantité de calculs ou de <text:span text:style-name="T1">vérifications</text:span>,</text:p>
        </text:list-item>
        <text:list-item>
          <text:p text:style-name="P3">la présence d’interfaces (bases de données, API, ....).</text:p>
        </text:list-item>
      </text:list>
      <text:p text:style-name="Standard"/>
      <text:h text:style-name="Heading_20_1" text:outline-level="1">3) Comment évaluer les importances relatives des modules ?</text:h>
      <text:p text:style-name="Standard"/>
      <text:p text:style-name="Standard"><text:span text:style-name="T1">Après que les </text:span>modules <text:span text:style-name="T1">soient </text:span>identifiés, on compare leur taille fonctionnelle et leur effort :</text:p>
      <text:list text:style-name="L8">
        <text:list-item>
          <text:p text:style-name="P4">module simple = peu de champs et une seule action</text:p>
        </text:list-item>
        <text:list-item>
          <text:p text:style-name="P4">module moyen = plusieurs traitements ou interactions</text:p>
        </text:list-item>
        <text:list-item>
          <text:p text:style-name="P4">module difficile = beaucoup de logique, plusieurs dépendances, validations complexes</text:p>
        </text:list-item>
      </text:list>
      <text:p text:style-name="Standard"/>
      <text:h text:style-name="Heading_20_1" text:outline-level="1">4) Comment rendre compte de ces importances relatives à travers un système de poids ?</text:h>
      <text:p text:style-name="P5"/>
      <text:p text:style-name="Standard">On crée une grille de pondération qui relie le niveau de complexité à un chiffre fixe.</text:p>
      <text:p text:style-name="P6">Dans l’exemple du cours : </text:p>
      <text:list text:style-name="L10">
        <text:list-item>
          <text:p text:style-name="P7">Simple = 3 </text:p>
        </text:list-item>
        <text:list-item>
          <text:p text:style-name="P7">Moyen = 4</text:p>
        </text:list-item>
        <text:list-item>
          <text:p text:style-name="P7">Difficile = 6</text:p>
        </text:list-item>
      </text:list>
      <text:p text:style-name="Standard"/>
      <text:h text:style-name="P1" text:outline-level="1"/>
      <text:h text:style-name="P2" text:outline-level="1">5) Exemple <text:span text:style-name="T2">du </text:span>site web marchand</text:h>
      <text:p text:style-name="Standard"/>
      <text:p text:style-name="P9"><text:span text:style-name="T2">Non, t</text:span>ous les écrans ne se valent pas. </text:p>
      <text:p text:style-name="P9"><text:span text:style-name="T2">Par Exemple </text:span>:</text:p>
      <text:list text:style-name="L11">
        <text:list-item>
          <text:p text:style-name="P8"><text:span text:style-name="T2">Un </text:span>écran d’alerte simple <text:span text:style-name="T2">à faire =</text:span> peu de <text:span text:style-name="T2">code ou de vérifications</text:span>.</text:p>
        </text:list-item>
        <text:list-item>
          <text:p text:style-name="P8">Un formulaire est moyen à difficile <text:span text:style-name="T2">=</text:span> plusieurs champs, validations, sauvegarde en <text:span text:style-name="T2">BD</text:span>.</text:p>
        </text:list-item>
        <text:list-item>
          <text:p text:style-name="P8">Une page de paiement est difficile <text:span text:style-name="T2">=</text:span> calculs, sécurité <text:span text:style-name="T2">à faire</text:span>, API bancaire.</text:p>
        </text:list-item>
      </text:list>
      <text:p text:style-name="Standard"/>
      <text:p text:style-name="Standard"/>
      <text:p text:style-name="Standard"/>
      <text:h text:style-name="Heading_20_1" text:outline-level="1">6) Comment établir des intuitions de difficultés relatives, puis les chiffrer ?</text:h>
      <text:p text:style-name="Standard"/>
      <text:list text:style-name="L12">
        <text:list-item>
          <text:p text:style-name="P10">Observer des cas concrets (anciens projets, temps de développement, complexité).</text:p>
          <text:p text:style-name="P10"/>
        </text:list-item>
        <text:list-item>
          <text:p text:style-name="P10">Classer les fonctions selon leur difficulté (simple / moyenne / difficile).</text:p>
        </text:list-item>
      </text:list>
      <text:p text:style-name="Standard"/>
      <text:list text:continue-numbering="true" text:style-name="L12">
        <text:list-item>
          <text:p text:style-name="P10">Attribuer des chiffres fixes à chaque catégorie pour pouvoir les additionne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4:25:34.322876742</meta:creation-date>
    <dc:date>2025-10-24T14:54:27.604453092</dc:date>
    <meta:editing-duration>PT3M2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30" meta:word-count="318" meta:character-count="1878" meta:non-whitespace-character-count="1603"/>
  </office:meta>
</office:document-meta>
</file>